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Heading_20_1">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dministración Gerencial.</text:h>
      <text:p text:style-name="Standard"/>
      <text:h text:style-name="Heading_20_2" text:outline-level="2">Practico Nro. 1</text:h>
      <text:h text:style-name="Heading_20_2" text:outline-level="2"><text:user-defined text:name="Info 1">Cabral - Gerbaldo - Luna - Pardo - Verasay - 5k4 - Grupo 7 - UTN - FRC</text:user-defined></text:h>
      <text:h text:style-name="Heading_20_2" text:outline-level="2"/>
      <text:p text:style-name="P1">2.<text:tab/></text:p>
      <text:p text:style-name="P1"><text:tab/>Roberto Goizueta redefinió el mercado, al comenzar a pensar no solo en su principal competidor, sino al ampliar su visión, poniendo a competir a Coca Cola dentro de un mercado mucho mas amplio, que el de los refrescos, el de las “bebidas” en general. Haciendo esto logro resolver el problema, cambiando el foco del mismo.</text:p>
      <text:p text:style-name="P1"><text:tab/>También soluciono el conflicto de las embotelladoras incluyendo el control de la cadena de valores.</text:p>
      <text:p text:style-name="P1"><text:tab/>Como ejemplo de una compañía que debe desarrollarse mas, proponemos a Gameloft. Esta empresa podría dejar de producir solo juegos casuales y desarrollar juegos mas “Hardcore” que den mas “ganas de jugar” y no solo hacerlo cuando no hay nada mejor que hacer.</text:p>
      <text:p text:style-name="P1"/>
      <text:p text:style-name="P1">3.</text:p>
      <text:p text:style-name="P1"><text:tab/>Goizueta convirtió el problema <text:s/>en una oportunidad, al no centrar su mirada en su mayor competidor, Pepsi, dejándolo casi en un segundo plano y concentrando la atención en el mercado de <text:s/>las bebidas, creando una nueva necesidad en la gente. De este modo se transformo en una nueva competencia para el café, té, vino, cerveza, etc.</text:p>
      <text:p text:style-name="P1"/>
      <text:p text:style-name="P1">4.</text:p>
      <text:p text:style-name="P1"><text:tab/>Las embotelladoras, dado que decidían donde se distribuía el producto, poseían el control total del éxito y el fracaso del producto de Coca Cola; por lo tanto, cualquier intento estratégico por parte de la compañía por una distribución novedosa debería ser “aprobada” por las embotelladoras.</text:p>
      <text:p text:style-name="P1"><text:tab/>Goizueta adquirió estas embotelladoras y las utilizo para transformar la llegada al mercado del producto en una estrategia empresarial.</text:p>
      <text:p text:style-name="P1"><text:tab/>Una industria que reparo estos eslabones estratégicos fue la del tabaco. En un principio solo producían cigarrillos/cigarro/tabaco procesado <text:s/>y fue expandiéndose hasta tomar el control desde las plantaciones hasta la distribución y el control legal del produ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Juan Cabral</meta:initial-creator>
    <meta:creation-date>2007-07-26T13:02:30</meta:creation-date>
    <dc:language>es-AR</dc:language>
    <meta:editing-cycles>5</meta:editing-cycles>
    <dc:date>2009-04-20T19:48:20</dc:date>
    <meta:editing-duration>PT00H41M14S</meta:editing-duration>
    <meta:document-statistic meta:table-count="0" meta:image-count="0" meta:object-count="0" meta:page-count="1" meta:paragraph-count="13" meta:word-count="300" meta:character-count="1819"/>
    <meta:user-defined meta:name="Info 1">Cabral - Gerbaldo - Luna - Pardo - Verasay - 5k4 - Grupo 7 - UTN - FRC</meta:user-defined>
    <meta:user-defined meta:name="Info 2"/>
    <meta:user-defined meta:name="Info 3"/>
    <meta:user-defined meta:name="Info 4"/>
  </office:meta>
</office:document-meta>
</file>